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F0" style:family="paragraph">
      <style:paragraph-properties/>
    </style:style>
  </office:automatic-styles>
  <office:body>
    <office:text text:use-soft-page-breaks="true">
      <text:h text:style-name="P1" text:outline-level="1">Závěrečné stanovisko<text:s/>s návrhem opatření<text:s/>k nápravě</text:h>
      <text:h text:style-name="Nadpis1" text:outline-level="1">ve věci nezletilého<text:s/></text:h>
      <text:h text:style-name="Nadpis2" text:outline-level="2">Závěry šetření</text:h>
      <text:p text:style-name="Základnítext">Dne 21. června 2016 jsem uzavřela šetření podnětu<text:s/>…<text:s/>a …, bytem<text:s/>….<text:s/>(dále jen „stěžovatelé“ či „stěžovatelka“),<text:s/>ve věci porušení jejich práv jakožto osob odpovědných<text:s/>za výchovu jejich syna<text:s/>….</text:p>
      <text:p text:style-name="Základnítext">Po posouzení věci jsem dospěla<text:s/>k závěru, že ředitelka<text:s/>Výchovného<text:s/>ústavu, střední školy<text:s/>a školní jídelny<text:s/>Žulová, Komenského<text:s/>154, 790 65 Žulová (dále jen „zařízení“),<text:s/>pochybila, když stěžovatelům<text:s/>na jejich výslovnou žádost nedala<text:s/>k dispozici vnitřní řád, nevydala negativní správní rozhodnutí<text:s/>o zamítnutí žádosti<text:s/>o dovolenku<text:s/>a<text:s/>neinformovala<text:s/>stěžovatele<text:s/>o tom, že jejich synovi byly předepsány léky,<text:s/>o jaké léky šlo<text:s/>a že mu nemají být vydávány<text:s/>na dovolenky.</text:p>
      <text:h text:style-name="Nadpis2" text:outline-level="2">Vyjádření zařízení</text:h>
      <text:p text:style-name="Základnítext">Ředitelka zařízení<text:s/>k mé zprávě<text:s/>o šetření poskytla následující vyjádření.</text:p>
      <text:h text:style-name="Nadpis3" text:outline-level="3">Žádost<text:s/>o zaslání vnitřního<text:s/>řádu</text:h>
      <text:p text:style-name="Základnítext">Vnitřní řád výchovného ústavu byl řádně vydán.<text:s/>Na webových stránkách<text:s/>zařízení<text:s/>nebyl pouze<text:s/>po určitou dobu, kdy docházelo<text:s/>k jeho úpravě.<text:s/>V této době byla paní<text:s/>…<text:s/>informována, že vnitřní řád je<text:s/>k dispozici<text:s/>u ředitelky<text:s/>a na všech výchovných skupinách. Těchto možností<text:s/>seznámit se<text:s/>s vnitřním řádem<text:s/>nevyužila,<text:s/>i když<text:s/>ve výchovné ústavu byla.</text:p>
      <text:p text:style-name="Základnítext">Ředitelka přijala opatření spočívající<text:s/>v trvalém vyvěšení vnitřního řádu<text:s/>na webových<text:s/>stránkách zařízení. Dále bude vnitřní řád přímo<text:s/>v zařízení,<text:s/>o čemž budou rodiče<text:s/>při nástupu dítěte<text:s/>do zařízení písemně informováni.</text:p>
      <text:h text:style-name="Nadpis3" text:outline-level="3">Rozhodnutí<text:s/>o žádosti<text:s/>o povolení pobytu dítěte mimo<text:s/>zařízení</text:h>
      <text:p text:style-name="Základnítext">Stěžovatelka<text:s/>během návštěvy zařízení<text:s/>ústně informovala sociální pracovnici<text:s/>o tom, že ruší podanou žádost<text:s/>o …<text:s/>dovolenku. Proto již ředitelka<text:s/>zařízení<text:s/>nepovažovala<text:s/>za nezbytné<text:s/>o žádosti rozhodnout (za daných okolností žádost zamítnout).</text:p>
      <text:p text:style-name="Základnítext">Ředitelka přijala opatření spočívající<text:s/>v tom, že o každém případném zamítnutí žádosti<text:s/>o dovolenku bude<text:s/>vydávat správní<text:s/>rozhodnutí.</text:p>
      <text:h text:style-name="Nadpis3" text:outline-level="3">Podávání informací zákonným zástupcům<text:s/>o medikaci dítěte</text:h>
      <text:p text:style-name="Základnítext">Ze záznamu, který si vede sociální pracovnice se zdravotním zaměřením,<text:s/>vyplývá, že o ordinaci léků<text:s/>…<text:s/>byla stěžovatelka informována telefonicky,<text:s/>a to bezprostředně<text:s/>po návštěvě lékaře.<text:s/>Byla také informována<text:s/>o tom, že léky nebudou<text:s/>…<text:s/>vydávány<text:s/>na dovolenky.<text:s/>O vysazení léků nebyla stěžovatelka informována.</text:p>
      <text:p text:style-name="Základnítext">Drcení léků zařízení písemně konzultovalo<text:s/>s lékařem.</text:p>
      <text:soft-page-break/>
      <text:p text:style-name="Základnítext">Ředitelka přijala opatření spočívající<text:s/>v tom, že sociální pracovnice se zdravotním zaměřením<text:s/>bude<text:s/>v záznamu<text:s/>o dítěti<text:s/>uvádět,<text:s/>kdo, jakým způsobem, kdy<text:s/>a kým byl informován<text:s/>o medikaci dítěte.</text:p>
      <text:h text:style-name="Nadpis2" text:outline-level="2">Závěrečné hodnocení</text:h>
      <text:p text:style-name="Základnítext">Provedených<text:s/>opatření<text:s/>k nápravě si cením. Nepovažuji je však zatím<text:s/>za dostatečná<text:s/>ve věci samotných stěžovatelů. Vydávám proto<text:s/>své<text:s/>závěrečné stanovisko<text:s/>podle<text:s/>ustanovení<text:s/>§ 18 odst. 2 zákona<text:s/>o veřejném ochránci práv. Součástí stanoviska je návrh opatření<text:s/>k nápravě.</text:p>
      <text:p text:style-name="Základnítext">Považuji<text:s/>za účelné ještě<text:s/>jednou<text:s/>situaci rozebrat, v podrobnostech současně odkazuji na zprávu o šetření.</text:p>
      <text:h text:style-name="Nadpis3" text:outline-level="3">Žádost<text:s/>o zaslání vnitřního řádu</text:h>
      <text:p text:style-name="Základnítext">Vydání vnitřního řádu, tj.<text:s/>v širším slova smyslu jeho zveřejnění, zpřístupnění<text:s/>a možnost „mít ho<text:s/>po ruce“<text:s/>a disponovat<text:s/>s ním,<text:s/>představuje<text:s/>možnost se<text:s/>k vnitřnímu řádu třeba<text:s/>i opakovaně<text:s/>vracet. Tak mohou<text:s/>zákonní zástupci splnit<text:s/>svou povinnost<text:s/>seznámit<text:s/>se<text:s/>s vnitřním řádem zařízení a dodržovat jeho ustanovení<text:s/>vyplývající<text:s/>z § 26 odst. 2 písm. c) zákona<text:s/>č. 109/2002 Sb.,<text:s/>o výkonu ústavní výchovy nebo ochranné výchovy<text:s/>ve školských zařízeních<text:s/>a o preventivně výchovné péči<text:s/>ve školských zařízeních<text:s/>a o změně dalších zákonů,<text:s/>ve znění pozdějších předpisů.</text:p>
      <text:p text:style-name="Základnítext">Nabídku, aby se stěžovatelka seznámila<text:s/>s vnitřním řádem<text:s/>u ředitelky<text:s/>zařízení<text:s/>či<text:s/>na výchovné skupině, považuji vzhledem<text:s/>k obsáhlosti vnitřního řádu<text:s/>za neproveditelnou. Myslím si, že je nepřiměřené požadovat<text:s/>po stěžovatelce<text:s/>a obecně<text:s/>po zákonných zástupcích dětí, aby si zapamatovali množství důležitých<text:s/>a pro ně zásadních informací, které se týkají jejich práv<text:s/>a povinností. Spoléhat<text:s/>se jen<text:s/>na paměť je<text:s/>v tomto případě rizikové, neboť<text:s/>i zásadní informaci může<text:s/>zákonný zástupce<text:s/>při jednorázovém čtení přehlédnout, zapomenout či<text:s/>nesprávně<text:s/>vyhodnotit. Proto je nezbytné dát zákonným zástupcům možnost opakovaně se<text:s/>k textu vnitřního řádu vracet.</text:p>
      <text:p text:style-name="Základnítext">Jsem proto přesvědčena<text:s/>o nemožnosti omezení přístupu<text:s/>k textu vnitřního řádu<text:s/>a o povinnosti zařízení zaslat vnitřní řád<text:s/>v elektronické podobě<text:s/>na základě<text:s/>výslovné žádosti.<text:s/>Tehdejší nezaslání vnitřního řádu<text:s/>stěžovatelům<text:s/>považuji za pochybení.</text:p>
      <text:p text:style-name="Základnítext">Vítám přijaté<text:s/>obecné<text:s/>opatření spočívající<text:s/>v trvalém<text:s/>vyvěšení vnitřního řádu<text:s/>na webových stránkách zařízení. Přesto nelze spoléhat<text:s/>na to, že mají<text:s/>všichni zákonní zástupci možnost<text:s/>seznámit<text:s/>se<text:s/>s ním prostřednictvím internetu.<text:s/>V takových případech<text:s/>by zařízení zákonnému zástupci mělo poskytnout výtisk vnitřního řádu.</text:p>
      <text:h text:style-name="Nadpis3" text:outline-level="3">Rozhodnutí<text:s/>o žádosti<text:s/>o povolení pobytu dítěte mimo<text:s/>zařízení</text:h>
      <text:p text:style-name="Základnítext">Podáním žádosti o povolení pobytu dítěte mimo zařízení bylo zahájeno správní řízení. Vyjádření stěžovatelky adresované sociální pracovnici (že „je samozřejmé, že<text:s/>…<text:s/>následující den nepojede na dovolenku a že tuto dovolenku ruší“) nepředstavovalo zpětvzetí žádosti, na základě kterého by měl ředitel zařízení zastavit řízení o žádosti, a to usnesením. Proto bylo třeba o žádosti rozhodnout – v odůvodněných případech tedy žádost zamítnout, a to<text:s/><text:soft-page-break/>správním rozhodnutím s příslušnými zákonnými náležitostmi (odůvodnění, poučení o možnosti odvolání).<text:s/>Nevydání rozhodnutí tak představovalo pochybení.</text:p>
      <text:p text:style-name="Základnítext">Také zde vítám obecné opatření k nápravě zaručující budoucí<text:s/>zákonný<text:s/>postup.</text:p>
      <text:h text:style-name="Nadpis3" text:outline-level="3">Podávání informací zákonným zástupcům<text:s/>o medikaci dítěte</text:h>
      <text:p text:style-name="Základnítext">Vyjádření ředitelky zařízení ke zprávě o šetření (viz část B.3 stanoviska) odporuje zjištění při místním šetření, jež proběhlo<text:s/>v zařízení dne 5. dubna 2016. Tehdy<text:s/>sociální pracovnice se zdravotním zaměřením sdělila, že u žádného dítěte<text:s/>neinformuje rodiče<text:s/>o předepsané medikaci. Mám<text:s/>tudíž<text:s/>za to, že tomu tak nebylo ani<text:s/>v případě stěžovatelů.</text:p>
      <text:p text:style-name="Základnítext">Opakuji proto<text:s/>své<text:s/>závěry obsažené<text:s/>ve zprávě<text:s/>o šetření.<text:s/>Tím, že zařízení stěžovatele neinformovalo o předepsání léků, o tom, o jaké<text:s/>léky šlo,<text:s/>a že<text:s/>…<text:s/>nemají být vydávány na dovolenky, ředitelka zařízení porušila<text:s/>povinnost vyplývající<text:s/>z ustanovení<text:s/>§ 24 odst. 1 písm. h)<text:s/>zákona<text:s/>o výkonu ústavní výchovy nebo ochranné výchovy, dle kterého<text:s/>má<text:s/>zákonným zástupcům<text:s/>podávat informace<text:s/>o dítěti.</text:p>
      <text:p text:style-name="Základnítext">Rovněž v této věci děkuji za obecné opatření k nápravě zaručující budoucí zákonný postup.</text:p>
      <text:h text:style-name="Nadpis2" text:outline-level="2">Opatření<text:s/>k nápravě</text:h>
      <text:p text:style-name="Základnítext">Přes obecná opatření k nápravě zařízení prakticky neuznalo, že pochybilo v případě stěžovatelů a nevypořádalo se s tímto postupem.<text:s/>Ředitelce zařízení<text:s/>proto<text:s/>navrhuji, aby<text:s/>se stěžovatelům omluvila, za to, že:</text:p>
      <text:list text:style-name="LFO32" text:continue-numbering="true">
        <text:list-item>
          <text:p text:style-name="Číslovanýseznam2">jim<text:s/>na jejich výslovnou žádost<text:s/>nezaslala<text:s/>vnitřní řád,</text:p>
        </text:list-item>
        <text:list-item>
          <text:p text:style-name="Číslovanýseznam2">nevydala rozhodnutí<text:s/>o zamítnutí dovolenky a<text:s/></text:p>
        </text:list-item>
        <text:list-item>
          <text:p text:style-name="Číslovanýseznam2">neinformovala<text:s/>je<text:s/>o předepsání léků,<text:s/>o jaké léky šlo<text:s/>a že Kryštofovi nemají být vydávány<text:s/>na dovolenky.</text:p>
        </text:list-item>
      </text:list>
      <text:p text:style-name="Základnítext">Závěrečné stanovisko zasílám ředitelce zařízení<text:s/>Mgr. Soni Staňkové<text:s/>a žádám<text:s/>ji, aby mi<text:s/>v souladu se zákonem<text:s/>o veřejném ochránci práv sdělila, zda provedla<text:s/>navržené opatření<text:s/>k nápravě.<text:s/>Odpověď očekávám<text:s/>v zákonné lhůtě 30 dnů<text:s/>od doručení stanoviska. Stanovisko zasílám také<text:s/>stěžovatelům.</text:p>
      <text:p text:style-name="Základnítext">Pokud<text:s/>ředitelka zařízení<text:s/>nepřijme navržené<text:s/>opatření<text:s/>k nápravě nebo provedené<text:s/>opatření nebudu považovat<text:s/>za dostatečné, podle ustanovení<text:s/>§ 20 odst. 2 zákona<text:s/>o veřejném ochránci práv vyrozumím nadřízený úřad, případně mohu<text:s/>o svých zjištěních informovat veřejnost včetně sdělení jmen osob oprávněných jednat jménem<text:s/>zařízení.</text:p>
      <text:p text:style-name="Základnítext">Brno<text:s/>29. listopadu<text:s/>2016</text:p>
      <text:p text:style-name="podpis">Mgr. Anna Šabatová, Ph.D., v. r.</text:p>
      <text:p text:style-name="podpis">veřejná ochránkyně práv</text:p>
      <text:p text:style-name="podpis">(stanovisko je opatřeno elektronickým 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border-top="none" fo:border-left="none" fo:border-bottom="0.0069in solid #008576" fo:border-right="none" fo:padding-top="0in" fo:padding-left="0in" fo:padding-bottom="0.0138in" fo:padding-right="0in" style:shadow="none" fo:margin-bottom="0.1666in" fo:line-height="115%"/>
      <style:text-properties fo:font-weight="bold" style:font-weight-asian="bold" fo:color="#008576" fo:font-size="14pt" style:font-size-asian="14pt" style:font-size-complex="13pt" fo:hyphenate="false"/>
    </style:style>
    <style:style style:name="Nadpis2" style:display-name="Nadpis 2" style:family="paragraph" style:parent-style-name="Nadpis1" style:next-style-name="Základnítext" style:default-outline-level="2">
      <style:paragraph-properties fo:border="none" fo:padding="0in" style:shadow="none" fo:margin-top="0.1666in" fo:margin-bottom="0.1388in" fo:margin-left="0.3937in" fo:text-indent="-0.3937in">
        <style:tab-stops/>
      </style:paragraph-properties>
      <style:text-properties fo:font-size="11.5pt" style:font-size-asian="11.5pt" fo:hyphenate="false"/>
    </style:style>
    <style:style style:name="Nadpis3" style:display-name="Nadpis 3" style:family="paragraph" style:parent-style-name="Nadpis2" style:next-style-name="Základnítext" style:default-outline-level="3">
      <style:paragraph-properties fo:margin-left="0.3937in" fo:text-indent="-0.3937in">
        <style:tab-stops/>
      </style:paragraph-properties>
      <style:text-properties fo:font-weight="normal" style:font-weight-asian="normal" fo:hyphenate="false"/>
    </style:style>
    <style:style style:name="Nadpis4" style:display-name="Nadpis 4" style:family="paragraph" style:parent-style-name="Nadpis2" style:next-style-name="Základnítext" style:default-outline-level="4">
      <style:paragraph-properties fo:margin-left="0.3937in" fo:text-indent="-0.3937in">
        <style:tab-stops/>
      </style:paragraph-properties>
      <style:text-properties fo:font-weight="normal" style:font-weight-asian="normal" style:font-weight-complex="bold" style:font-size-complex="14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4pt" style:font-size-asian="14pt" style:font-size-complex="13pt"/>
    </style:style>
    <style:style style:name="Seznam" style:display-name="Seznam" style:family="paragraph" style:parent-style-name="Základnítext" style:list-style-name="LFO16">
      <style:paragraph-properties fo:margin-top="0.0833in" fo:margin-bottom="0.0833in" fo:margin-left="0.3937in" fo:text-indent="-0.3937in">
        <style:tab-stops/>
      </style:paragraph-properties>
      <style:text-properties fo:hyphenate="false"/>
    </style:style>
    <style:style style:name="ZáhlavíChar" style:display-name="Záhlaví Char" style:family="text">
      <style:text-properties style:font-name="Calibri" fo:font-size="11pt" style:font-size-asian="11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Základnítext" style:list-style-name="LFO18">
      <style:paragraph-properties fo:margin-top="0.0833in" fo:margin-bottom="0.0833in" fo:margin-left="0.3937in" fo:text-indent="-0.3937in">
        <style:tab-stops/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Základnítext"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Základnítext" style:next-style-name="zákoncitace">
      <style:paragraph-properties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Nadpis4Char" style:display-name="Nadpis 4 Char" style:family="text">
      <style:text-properties style:font-name="Calibri" style:font-name-asian="Times New Roman" style:font-name-complex="Times New Roman" style:font-weight-complex="bold" fo:color="#008576" fo:font-size="11.5pt" style:font-size-asian="11.5pt" style:font-size-complex="14pt"/>
    </style:style>
    <style:style style:name="Nadpis2Char" style:display-name="Nadpis 2 Char" style:family="text">
      <style:text-properties style:font-name="Calibri" fo:font-weight="bold" style:font-weight-asian="bold" fo:color="#008576" fo:font-size="11.5pt" style:font-size-asian="11.5pt" style:font-size-complex="13pt"/>
    </style:style>
    <style:style style:name="Číslovanýseznam2" style:display-name="Číslovaný seznam 2" style:family="paragraph" style:parent-style-name="Základnítext" style:list-style-name="LFO32">
      <style:paragraph-properties fo:margin-left="0.3937in" fo:text-indent="-0.3937in">
        <style:tab-stops/>
      </style:paragraph-properties>
      <style:text-properties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.5pt" style:font-size-asian="11.5pt" style:font-size-complex="12pt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3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outline-level-style>
      <text:outline-level-style text:level="5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prefix="(" style:num-suffix=")" style:num-format="A" style:num-letter-sync="true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Záhlaví" style:family="paragraph">
      <style:paragraph-properties fo:text-align="end" fo:margin-bottom="0.5833in" fo:margin-left="-0.4923in">
        <style:tab-stops>
          <style:tab-stop style:type="center" style:position="3.6423in"/>
        </style:tab-stops>
      </style:paragraph-properties>
    </style:style>
    <style:style style:name="T3" style:parent-style-name="Standardnípísmoodstavce" style:family="text">
      <style:text-properties fo:font-size="10pt" style:font-size-asian="10pt" style:font-size-complex="10pt"/>
    </style:style>
    <style:style style:name="T4" style:parent-style-name="Standardnípísmoodstavce" style:family="text">
      <style:text-properties fo:font-size="10pt" style:font-size-asian="10pt" style:font-size-complex="10pt"/>
    </style:style>
    <style:style style:name="P5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6" style:parent-style-name="Standardnípísmoodstavce" style:family="text">
      <style:text-properties style:use-window-font-color="true"/>
    </style:style>
    <style:style style:name="P7" style:parent-style-name="Záhlaví" style:family="paragraph">
      <style:paragraph-properties fo:text-align="end" fo:margin-bottom="0.5833in" fo:margin-left="4.0361in">
        <style:tab-stops>
          <style:tab-stop style:type="center" style:position="-0.8861in"/>
          <style:tab-stop style:type="right" style:position="2.2638in"/>
        </style:tab-stops>
      </style:paragraph-properties>
    </style:style>
    <style:style style:name="T8" style:parent-style-name="Standardnípísmoodstavce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58240" draw:style-name="a0" draw:name="Obrázek 1" text:anchor-type="paragraph" svg:x="-0.72431in" svg:y="-0.7875in" svg:width="2.89375in" svg:height="0.57083in" style:rel-width="scale" style:rel-height="scale"><draw:image xlink:href="media/image1.jpeg" xlink:type="simple" xlink:show="embed" xlink:actuate="onLoad"/><svg:title/><svg:desc/></draw:frame><text:span text:style-name="T3">Sp. zn.:<text:s/></text:span><text:span text:style-name="T4">718/2016/VOP/LT</text:span></text:p>
      </style:header>
      <style:footer>
        <text:p text:style-name="P5"><text:span text:style-name="T6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7"><draw:frame draw:z-index="251657216" draw:style-name="a1" draw:name="obrázek 3" text:anchor-type="paragraph" svg:x="-0.72292in" svg:y="-0.7875in" svg:width="2.89375in" svg:height="0.57083in" style:rel-width="scale" style:rel-height="scale"><draw:image xlink:href="media/image2.jpeg" xlink:type="simple" xlink:show="embed" xlink:actuate="onLoad"/><svg:title/><svg:desc/></draw:frame><text:span text:style-name="T8">Sp. zn.: 718/2016/VOP/L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tomecek</meta:initial-creator>
    <dc:creator>Bádrová Pavlína Mgr.</dc:creator>
    <meta:creation-date>2017-05-12T07:37:00Z</meta:creation-date>
    <dc:date>2017-05-12T07:37:00Z</dc:date>
    <meta:print-date>2016-11-18T11:34:00Z</meta:print-date>
    <meta:template xlink:href="ZZ-ZSO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3" meta:paragraph-count="14" meta:word-count="1066" meta:character-count="7344" meta:row-count="52" meta:non-whitespace-character-count="6292"/>
  </office:meta>
</office:document-meta>
</file>